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80000001FBCAE87B0DFB971CF.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Futura" svg:font-family="Futura" style:font-pitch="variable"/>
    <style:font-face style:name="Calibri Light" svg:font-family="'Calibri Light'" style:font-family-generic="roman" style:font-pitch="variable"/>
    <style:font-face style:name="Futura Medium" svg:font-family="'Futura Medium'" style:font-family-generic="roman" style:font-pitch="variable"/>
    <style:font-face style:name="Helvetica Neue" svg:font-family="'Helvetica Neue'" style:font-family-generic="roman" style:font-pitch="variable"/>
    <style:font-face style:name="Menlo Regular" svg:font-family="'Menlo Regula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Futura Medium1" svg:font-family="'Futura Medium'" style:font-family-generic="system" style:font-pitch="variable"/>
    <style:font-face style:name="Helvetica Neue1" svg:font-family="'Helvetica Neue'" style:font-family-generic="system" style:font-pitch="variable"/>
    <style:font-face style:name="Lucida Sans" svg:font-family="'Lucida Sans'" style:font-family-generic="system" style:font-pitch="variable"/>
    <style:font-face style:name="Menlo Regular1" svg:font-family="'Menlo Regular'"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cm" fo:margin-bottom="0.3cm" loext:contextual-spacing="false"/>
    </style:style>
    <style:style style:name="P3" style:family="paragraph" style:parent-style-name="Standard">
      <style:paragraph-properties fo:margin-top="0cm" fo:margin-bottom="0.3cm" loext:contextual-spacing="false" fo:text-align="center" style:justify-single-word="false"/>
    </style:style>
    <style:style style:name="P4" style:family="paragraph" style:parent-style-name="Standard">
      <style:paragraph-properties fo:margin-left="0.699cm" fo:margin-right="0cm" fo:margin-top="0.25cm" fo:margin-bottom="0.25cm" loext:contextual-spacing="false" style:line-height-at-least="0.6cm" fo:text-indent="0cm" style:auto-text-indent="false" style:writing-mode="lr-tb"/>
    </style:style>
    <style:style style:name="P5" style:family="paragraph" style:parent-style-name="Standard">
      <style:paragraph-properties fo:margin-left="0.699cm" fo:margin-right="0cm" fo:margin-top="0.25cm" fo:margin-bottom="0.25cm" loext:contextual-spacing="false" style:line-height-at-least="0.6cm" fo:text-align="start" style:justify-single-word="false" fo:text-indent="0cm" style:auto-text-indent="false" style:writing-mode="lr-tb"/>
    </style:style>
    <style:style style:name="P6" style:family="paragraph" style:parent-style-name="Lista_20_Ordenada" style:list-style-name="WWNum8"/>
    <style:style style:name="P7" style:family="paragraph" style:parent-style-name="Lista_20_Ordenada" style:list-style-name="WWNum9"/>
    <style:style style:name="P8" style:family="paragraph" style:parent-style-name="Lista_20_Ordenada" style:list-style-name="WWNum10"/>
    <style:style style:name="P9" style:family="paragraph" style:parent-style-name="Lista_20_Ordenada" style:list-style-name="WWNum13"/>
    <style:style style:name="P10" style:family="paragraph" style:parent-style-name="Lista_20_Ordenada" style:list-style-name="WWNum8">
      <style:paragraph-properties fo:margin-top="0cm" fo:margin-bottom="0.699cm" loext:contextual-spacing="false"/>
    </style:style>
    <style:style style:name="P11" style:family="paragraph" style:parent-style-name="Lista_20_Ordenada" style:list-style-name="WWNum9">
      <style:paragraph-properties fo:margin-top="0cm" fo:margin-bottom="0.699cm" loext:contextual-spacing="false"/>
    </style:style>
    <style:style style:name="P12" style:family="paragraph" style:parent-style-name="Lista_20_Ordenada" style:list-style-name="WWNum10">
      <style:paragraph-properties fo:margin-top="0cm" fo:margin-bottom="0.699cm" loext:contextual-spacing="false"/>
    </style:style>
    <style:style style:name="P13" style:family="paragraph" style:parent-style-name="Lista_20_Ordenada" style:list-style-name="WWNum13">
      <style:paragraph-properties fo:margin-top="0cm" fo:margin-bottom="0.699cm" loext:contextual-spacing="false"/>
    </style:style>
    <style:style style:name="P14" style:family="paragraph" style:parent-style-name="Lista_20_Não_20_Ordenada" style:list-style-name="WWNum1"/>
    <style:style style:name="P15" style:family="paragraph" style:parent-style-name="Lista_20_Não_20_Ordenada" style:list-style-name="WWNum2"/>
    <style:style style:name="P16" style:family="paragraph" style:parent-style-name="Lista_20_Não_20_Ordenada" style:list-style-name="WWNum4"/>
    <style:style style:name="P17" style:family="paragraph" style:parent-style-name="Lista_20_Não_20_Ordenada" style:list-style-name="WWNum6"/>
    <style:style style:name="P18" style:family="paragraph" style:parent-style-name="Lista_20_Não_20_Ordenada" style:list-style-name="WWNum11"/>
    <style:style style:name="P19" style:family="paragraph" style:parent-style-name="Lista_20_Não_20_Ordenada" style:list-style-name="WWNum14"/>
    <style:style style:name="P20" style:family="paragraph" style:parent-style-name="Lista_20_Não_20_Ordenada" style:list-style-name="WWNum15"/>
    <style:style style:name="P21" style:family="paragraph" style:parent-style-name="Lista_20_Não_20_Ordenada" style:list-style-name="WWNum2">
      <style:paragraph-properties fo:margin-top="0cm" fo:margin-bottom="0.699cm" loext:contextual-spacing="false"/>
    </style:style>
    <style:style style:name="P22" style:family="paragraph" style:parent-style-name="Lista_20_Não_20_Ordenada" style:list-style-name="WWNum5">
      <style:paragraph-properties fo:margin-top="0cm" fo:margin-bottom="0.699cm" loext:contextual-spacing="false"/>
    </style:style>
    <style:style style:name="P23" style:family="paragraph" style:parent-style-name="Lista_20_Não_20_Ordenada" style:list-style-name="WWNum7">
      <style:paragraph-properties fo:margin-top="0cm" fo:margin-bottom="0.699cm" loext:contextual-spacing="false"/>
    </style:style>
    <style:style style:name="P24" style:family="paragraph" style:parent-style-name="Lista_20_Não_20_Ordenada" style:list-style-name="WWNum12">
      <style:paragraph-properties fo:margin-top="0cm" fo:margin-bottom="0.699cm" loext:contextual-spacing="false"/>
    </style:style>
    <style:style style:name="P25" style:family="paragraph" style:parent-style-name="Lista_20_Não_20_Ordenada" style:list-style-name="WWNum15">
      <style:paragraph-properties fo:margin-top="0cm" fo:margin-bottom="0.699cm" loext:contextual-spacing="false"/>
    </style:style>
    <style:style style:name="P26" style:family="paragraph" style:parent-style-name="Lista_20_Não_20_Ordenada" style:list-style-name="WWNum3">
      <style:paragraph-properties fo:margin-top="0cm" fo:margin-bottom="0cm" loext:contextual-spacing="false" style:writing-mode="lr-tb"/>
    </style:style>
    <style:style style:name="P27" style:family="paragraph" style:parent-style-name="Title" style:master-page-name="Standard">
      <style:paragraph-properties fo:text-align="center" style:justify-single-word="false" style:page-number="auto"/>
    </style:style>
    <style:style style:name="P28" style:family="paragraph" style:parent-style-name="Heading_20_1">
      <style:paragraph-properties fo:margin-top="0.399cm" fo:margin-bottom="0.399cm" loext:contextual-spacing="false"/>
      <style:text-properties style:font-name="Futura" fo:font-style="italic" fo:text-shadow="none" fo:font-weight="normal" style:font-style-asian="italic" style:font-weight-asian="normal" style:font-style-complex="italic" style:font-weight-complex="normal"/>
    </style:style>
    <style:style style:name="P29" style:family="paragraph" style:parent-style-name="Heading_20_1">
      <style:paragraph-properties fo:margin-top="0.399cm" fo:margin-bottom="0.399cm" loext:contextual-spacing="false"/>
      <style:text-properties style:font-name="Futura" fo:font-size="20pt" fo:font-style="italic" fo:text-shadow="none" fo:font-weight="normal" style:font-name-asian="Futura Medium1" style:font-size-asian="20pt" style:font-style-asian="italic" style:font-weight-asian="normal" style:font-name-complex="Futura Medium1" style:font-size-complex="20pt" style:font-style-complex="italic" style:font-weight-complex="normal"/>
    </style:style>
    <style:style style:name="P30" style:family="paragraph" style:parent-style-name="Heading_20_2">
      <style:paragraph-properties fo:margin-top="0.399cm" fo:margin-bottom="0.199cm" loext:contextual-spacing="false"/>
      <style:text-properties style:font-name="Futura" fo:font-style="italic" style:font-style-asian="italic" style:font-style-complex="italic"/>
    </style:style>
    <style:style style:name="P31" style:family="paragraph" style:parent-style-name="Heading_20_2">
      <style:paragraph-properties fo:margin-top="0.399cm" fo:margin-bottom="0.199cm" loext:contextual-spacing="false" fo:break-before="page"/>
    </style:style>
    <style:style style:name="P32" style:family="paragraph" style:parent-style-name="Heading_20_3">
      <style:paragraph-properties fo:text-align="center" style:justify-single-word="false"/>
      <style:text-properties style:font-name="Futura"/>
    </style:style>
    <style:style style:name="T1" style:family="text">
      <style:text-properties fo:language="en" fo:country="US"/>
    </style:style>
    <style:style style:name="T2" style:family="text">
      <style:text-properties fo:color="#b9958d"/>
    </style:style>
    <style:style style:name="T3" style:family="text">
      <style:text-properties fo:color="#b9958d" fo:language="en" fo:country="US"/>
    </style:style>
    <style:style style:name="T4" style:family="text">
      <style:text-properties fo:color="#b9958d" fo:language="en" fo:country="US" style:text-underline-style="none"/>
    </style:style>
    <style:style style:name="T5" style:family="text">
      <style:text-properties fo:font-size="12pt" style:font-size-asian="12pt" style:font-size-complex="12pt"/>
    </style:style>
    <style:style style:name="T6" style:family="text">
      <style:text-properties fo:language="pt" fo:country="BR"/>
    </style:style>
    <style:style style:name="T7" style:family="text">
      <style:text-properties style:font-name="Futura Medium" fo:font-size="10pt" style:font-name-asian="Futura Medium1" style:font-size-asian="10pt" style:font-name-complex="Futura Medium1" style:font-size-complex="10pt"/>
    </style:style>
    <style:style style:name="T8" style:family="text">
      <style:text-properties officeooo:rsid="001efd94"/>
    </style:style>
    <style:style style:name="T9" style:family="text">
      <style:text-properties style:font-name="Futura" fo:font-style="italic" style:font-style-asian="italic" style:font-style-complex="italic"/>
    </style:style>
    <style:style style:name="fr1" style:family="graphic" style:parent-style-name="Graphics">
      <style:graphic-properties fo:margin-left="0cm" fo:margin-right="0.00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Lesson Plan:<text:line-break/>Teaching Translation with the Public Domain</text:p>
      <text:h text:style-name="P32" text:outline-level="3"><text:span text:style-name="T1">b</text:span>y Catherine Addington</text:h>
      <text:h text:style-name="P28" text:outline-level="1">Audience</text:h>
      <text:p text:style-name="P2">While advanced or professional translators may translate from their native language(s) into learned languages, it is generally considered best practice to translate from learned languages into one’s native language(s), especially at the introductory level. This concept, known as the “mother tongue principle” or the “native speaker principle,” originated in the <text:a xlink:type="simple" xlink:href="http://portal.unesco.org/en/ev.php-URL_ID=13089&amp;URL_DO=DO_TOPIC&amp;URL_SECTION=201.html" text:style-name="Internet_20_link" text:visited-style-name="Visited_20_Internet_20_Link"><text:span text:style-name="Link"><text:span text:style-name="T2">Nairobi UNESCO Declaration of 1976</text:span></text:span></text:a>:</text:p>
      <text:p text:style-name="P4"><text:span text:style-name="T5">(d) a translator should, as far as possible, translate into his own mother tongue or into a language of which he or she has a mastery equal to that of his or her mother tongue. </text:span></text:p>
      <text:p text:style-name="P2">However, it is not a hard-and-fast rule and may be disregarded at instructor discretion. Nevertheless, since the below lesson plan uses an English source text, it is ideal for implementation in a classroom where English is the students’ target language. To use this lesson plan in a classroom where English is the students’ native language, the instructor should choose a target-language public-domain text to replace “Plowmen.” Such texts can be found by searching by language in collections such as <text:a xlink:type="simple" xlink:href="https://www.gutenberg.org/catalog/" text:style-name="Internet_20_link" text:visited-style-name="Visited_20_Internet_20_Link"><text:span text:style-name="Link"><text:span text:style-name="T2">Project Gutenberg</text:span></text:span></text:a>, <text:a xlink:type="simple" xlink:href="https://archive.org/advancedsearch.php" text:style-name="Internet_20_link" text:visited-style-name="Visited_20_Internet_20_Link"><text:span text:style-name="Link"><text:span text:style-name="T2">Archive.org</text:span></text:span></text:a>, or <text:a xlink:type="simple" xlink:href="https://en.wikisource.org/wiki/Main_Page" text:style-name="Internet_20_link" text:visited-style-name="Visited_20_Internet_20_Link"><text:span text:style-name="Link"><text:span text:style-name="T2">Wikisource</text:span></text:span></text:a>. Alternatively, allowing students to choose their own source text by identifying, selecting, and voting on works in these collections would be an excellent way to encourage familiarity with these resources.</text:p>
      <text:h text:style-name="P29" text:outline-level="1">Learning Objectives</text:h>
      <text:p text:style-name="P2">Upon completion of this lesson, students will be able to:</text:p>
      <text:list xml:id="list571408701" text:style-name="WWNum1">
        <text:list-item>
          <text:p text:style-name="P14">identify and analyze elements of rhetorical style (such as rhyme, meter, wordplay, and diction) in the source-language text</text:p>
        </text:list-item>
      </text:list>
      <text:list xml:id="list2211857187" text:style-name="WWNum2">
        <text:list-item>
          <text:p text:style-name="P15">articulate their own principles of decision-making when translating to the target language, as well as identify those of their peers</text:p>
        </text:list-item>
        <text:list-item>
          <text:p text:style-name="P15">understand and exercise their legal rights to work with public-domain materials as a translator</text:p>
        </text:list-item>
        <text:list-item>
          <text:p text:style-name="P21">make informed decisions about their own status as copyright holders</text:p>
        </text:list-item>
      </text:list>
      <text:h text:style-name="P29" text:outline-level="1">Materials</text:h>
      <text:list xml:id="list637936463" text:style-name="WWNum3">
        <text:list-item>
          <text:p text:style-name="P26">Copies of the source-language text for each student<text:line-break/>Sample: “Plowmen,” from <text:span text:style-name="Emphasis">New Hampshire</text:span> by Robert Frost, 1923:</text:p>
        </text:list-item>
      </text:list>
      <text:p text:style-name="P5"><text:span text:style-name="T5">A plow, they say, to plow the snow.<text:line-break/>They cannot mean to plant it, no—<text:line-break/>Unless in bitterness to mock<text:line-break/>At having cultivated rock.</text:span></text:p>
      <text:list xml:id="list2951087869" text:style-name="WWNum4">
        <text:list-item>
          <text:p text:style-name="P16">Chalkboard, whiteboard, or other display</text:p>
        </text:list-item>
      </text:list>
      <text:list xml:id="list229961844" text:style-name="WWNum5">
        <text:list-item>
          <text:p text:style-name="P22">Student access to online or print dictionaries to facilitate the translation</text:p>
        </text:list-item>
      </text:list>
      <text:h text:style-name="P29" text:outline-level="1"><text:soft-page-break/>Scope</text:h>
      <text:list xml:id="list3158992615" text:style-name="WWNum6">
        <text:list-item>
          <text:p text:style-name="P17">Approximately 50 minutes but can be scaled up or down by alternating length of source text, adding exercises, <text:span text:style-name="T8">or varying length of workshop aspect</text:span></text:p>
        </text:list-item>
      </text:list>
      <text:list xml:id="list3212926953" text:style-name="WWNum7">
        <text:list-item>
          <text:p text:style-name="P23">Ideal for a group of 20 students or fewer</text:p>
        </text:list-item>
      </text:list>
      <text:h text:style-name="P29" text:outline-level="1">Lesson Plan</text:h>
      <text:h text:style-name="P30" text:outline-level="2">Public Domain<text:span text:style-name="T1">:</text:span> Know Your Rights</text:h>
      <text:list xml:id="list180106959" text:style-name="WWNum8">
        <text:list-item>
          <text:p text:style-name="P6">Ask students what they know about copyright and the public domain. Collectively make a list on the board of the types of works that can be in the public domain (books, film, music, etc). Then make a list of the types of things you can do with public domain works (adapt, perform, publish, profit, etc).</text:p>
        </text:list-item>
        <text:list-item>
          <text:p text:style-name="P6">If translation is not suggested by students, make sure to add it. For a longer lesson, share information about securing translation rights from PEN America’s <text:a xlink:type="simple" xlink:href="https://pen.org/translation-faqs/" text:style-name="Internet_20_link" text:visited-style-name="Visited_20_Internet_20_Link"><text:span text:style-name="Link"><text:span text:style-name="T2">Translation FAQs</text:span></text:span></text:a>. Note the section on public-domain texts being free to translate without permission.</text:p>
        </text:list-item>
        <text:list-item>
          <text:p text:style-name="P10">If working with “Plowmen,” share context about the 1923 corpus and Public Domain Day 2019 with students (see <text:a xlink:type="simple" xlink:href="https://web.archive.org/web/20190101164636/https://law.duke.edu/cspd/publicdomainday/2019/" text:style-name="Internet_20_link" text:visited-style-name="Visited_20_Internet_20_Link"><text:span text:style-name="Link"><text:span text:style-name="T2">Duke Center for the Study of the Public Domain</text:span></text:span></text:a>).</text:p>
        </text:list-item>
      </text:list>
      <text:h text:style-name="P30" text:outline-level="2">Analyze <text:span text:style-name="T1">Source-Language </text:span>Poem</text:h>
      <text:list xml:id="list2169720281" text:style-name="WWNum9">
        <text:list-item>
          <text:p text:style-name="P7">Ask students to read the entire poem silently and aloud. Provide visual confirmation on a presentation slide or on the board that reading the entire poem is the first step when translating. (Many novice translators will begin translating line-by-line before reading the entire work!)</text:p>
        </text:list-item>
        <text:list-item>
          <text:p text:style-name="P7">Have students briefly research the poet, collection, and any relevant context, again noting that research is the second step when translating. For “Plowmen,” a quick Wikipedia scan is sufficient—check in with students and make sure they are aware of the New Hampshire setting of the poem.</text:p>
        </text:list-item>
        <text:list-item>
          <text:p text:style-name="P7">Think-pair-share: ask students to close-read the poem individually, agaian noting that critical analysis is the third step when translating. Prompt students to prepare a paraphrase of the poem’s meaning and a list of the rhetorical devices involved. Depending on the students’ experience with studying poetry, you might prompt more specific analysis: what kind of meter does the poem have? What kind of words does it use? Does it rhyme? After having students check their comprehension and analysis in pairs, open it up to class discussion, making a list of rhetorical features on the board.</text:p>
        </text:list-item>
        <text:list-item>
          <text:p text:style-name="P7">Possible elements include rhyme (consonant), meter (iambic tetrameter), wordplay (plowing earth, plowing snow), diction, and tone.</text:p>
        </text:list-item>
        <text:list-item>
          <text:p text:style-name="P7">Ensure students understand the poem’s basic message: it’s a comical poem based on the shared use of “plow” for plowing the earth (digging deep and planting) and plowing snow (clearing it away). Context comes in handy here: New Hampshire soil is rocky, so you wouldn’t plant snow in it except as a joke.</text:p>
        </text:list-item>
        <text:list-item>
          <text:p text:style-name="P11">Ask students to individually rank the features by importance, which will become their guiding principles for translation. (Establishing these principles is the fourth step.) Which elements are essential for the translation? Again, more specific questions may be necessary: is the word “plow” used for both earth and snow in the target language? How important is this to the translation? Knowing that this poem is a joke about rocky New Hampshire soil, is it permissible or important to preserve a certain level of localness / foreignness in the translation? What is most important to the student to preserve, and what are they willing to sacrifice?</text:p>
        </text:list-item>
      </text:list>
      <text:h text:style-name="P31" text:outline-level="2"><text:span text:style-name="T9">Translate Poem to Target Language</text:span></text:h>
      <text:list xml:id="list3128330855" text:style-name="WWNum10">
        <text:list-item>
          <text:p text:style-name="P8">Have students draft translations individually, using dictionaries (and perhaps even rhyming dictionaries) as necessary. Then workshop in pairs.</text:p>
        </text:list-item>
        <text:list-item>
          <text:p text:style-name="P12">Ask students to append a brief translator’s note to introduce their translations, articulating the decision-making principles they used to complete it. Since this poem is only four lines, it could be as short as one sentence.</text:p>
        </text:list-item>
      </text:list>
      <text:h text:style-name="P30" text:outline-level="2">Compare<text:span text:style-name="T1"> (and Publish</text:span><text:bookmark text:name="_GoBack"/><text:span text:style-name="T1">)</text:span> Translations</text:h>
      <text:list xml:id="list3160282574" text:style-name="WWNum11">
        <text:list-item>
          <text:p text:style-name="P18">Option 1 (in-class): Ask students to share observations from their workshop. What similar or different priorities did their classmates have? How similar or different were the resulting translations? Have a few sample students read their translations aloud and discuss as a class how the student’s translation principles are reflected in their work.</text:p>
        </text:list-item>
      </text:list>
      <text:list xml:id="list4165048460" text:style-name="WWNum12">
        <text:list-item>
          <text:p text:style-name="P24">Option 2 (homework): Ask students to publish their translations and translator’s notes on a shared intranet, blog, or ePortfolio, or in a class zine. In addition to publishing their translations, ask students to choose a Creative Commons license to append to their work and to justify their decision regarding their own translation’s copyright status. Then have students read and reflect on their peers’ translations, noting how their principles were reflected in their work.</text:p>
        </text:list-item>
      </text:list>
      <text:h text:style-name="P30" text:outline-level="2">Review Translation Steps</text:h>
      <text:p text:style-name="P2">Summarize and document the basic steps of translation as demonstrated above:</text:p>
      <text:list xml:id="list836317431" text:style-name="WWNum13">
        <text:list-item>
          <text:p text:style-name="P9">Read the entire work to be translated.</text:p>
        </text:list-item>
        <text:list-item>
          <text:p text:style-name="P9">Research the work’s author, publishing information, and historical context.</text:p>
        </text:list-item>
        <text:list-item>
          <text:p text:style-name="P9">Critically analyze the work, identifying important qualities of the work.</text:p>
        </text:list-item>
        <text:list-item>
          <text:p text:style-name="P9">Rank the qualities of the work by importance, creating a set of guidelines for the translation.</text:p>
        </text:list-item>
        <text:list-item>
          <text:p text:style-name="P9">Translate, adjusting the principles as necessary, gathering feedback from others, and revising.</text:p>
        </text:list-item>
        <text:list-item>
          <text:p text:style-name="P9">When the translation is complete, append a translator’s note explaining the decisions and principles behind the translation.</text:p>
        </text:list-item>
        <text:list-item>
          <text:p text:style-name="P13">Before publishing, choose the copyright status of the translation and include the appropriate license and documentation.</text:p>
        </text:list-item>
      </text:list>
      <text:h text:style-name="P29" text:outline-level="1">Possibilities for Extension</text:h>
      <text:list xml:id="list3100468648" text:style-name="WWNum14">
        <text:list-item>
          <text:p text:style-name="P19">Divide the class into two halves and give them two different source texts. After running through the workshop as above, ask students to switch translations with a classmate who worked on the opposite text. Have them reverse-translate back to the source language, then compare with the actual source. Finish by reflecting on the similarities and differences: what might be the contributing causes to each? (e.g.: If vocabulary was largely stable, is that a reflection of the source text’s diction? If rhyme was lost or gained, what does that say about the translator’s priorities?)</text:p>
        </text:list-item>
      </text:list>
      <text:list xml:id="list3068966602" text:style-name="WWNum15">
        <text:list-item>
          <text:p text:style-name="P20">Expand to texts beyond “Plowmen,” empowering students to choose their own materials. Encourage them to look for public-domain materials that have different stylistic priorities, historical context, or genre conventions.</text:p>
        </text:list-item>
        <text:list-item>
          <text:p text:style-name="P25">If teaching students with a beginner or intermediate grasp of the source language, refer them to public-domain language-learning materials, such as those at <text:a xlink:type="simple" xlink:href="http://www.fsi-language-courses.net" text:style-name="Internet_20_link" text:visited-style-name="Visited_20_Internet_20_Link"><text:span text:style-name="Link"><text:span text:style-name="T2">FSILanguageCourses.net</text:span></text:span></text:a>, <text:a xlink:type="simple" xlink:href="https://fsi-languages.yojik.eu/" text:style-name="Internet_20_link" text:visited-style-name="Visited_20_Internet_20_Link"><text:span text:style-name="Link"><text:span text:style-name="T2">Yojik</text:span></text:span></text:a>, and <text:a xlink:type="simple" xlink:href="https://www.livelingua.com/" text:style-name="Internet_20_link" text:visited-style-name="Visited_20_Internet_20_Link"><text:span text:style-name="Link"><text:span text:style-name="T2">LiveLingua</text:span></text:span></text:a>.</text:p>
        </text:list-item>
      </text:list>
      <text:h text:style-name="P29" text:outline-level="1"><text:soft-page-break/>License</text:h>
      <text:p text:style-name="P3"><draw:a xlink:type="simple" xlink:href="https://creativecommons.org/licenses/by-sa/4.0/"><draw:frame draw:style-name="fr1" draw:name="Imagem 2" text:anchor-type="as-char" svg:width="3.101cm" svg:height="1.099cm" draw:z-index="0"><draw:image xlink:href="Pictures/10000201000000580000001FBCAE87B0DFB971CF.png" xlink:type="simple" xlink:show="embed" xlink:actuate="onLoad"/><svg:desc>Creative Commons License</svg:desc></draw:frame></draw:a></text:p>
      <text:p text:style-name="P2">This lesson plan is released under a <text:a xlink:type="simple" xlink:href="https://creativecommons.org/licenses/by-sa/4.0/" text:style-name="Internet_20_link" text:visited-style-name="Visited_20_Internet_20_Link"><text:span text:style-name="Link"><text:span text:style-name="T2">Creative Commons Attribution-ShareAlike 4.0 International (CC BY-SA 4.0) license</text:span></text:span></text:a>. As such, you are encouraged to adapt this lesson plan and make any necessary changes to the texts, exercises, or languages used.</text:p>
      <text:h text:style-name="P29" text:outline-level="1">Credits</text:h>
      <text:p text:style-name="P2">This lesson plan was written by <text:a xlink:type="simple" xlink:href="http://spanitalport.as.virginia.edu/people/profile/ca2bb" text:style-name="Internet_20_link" text:visited-style-name="Visited_20_Internet_20_Link"><text:span text:style-name="Link"><text:span text:style-name="T2">Catherine Addington</text:span></text:span></text:a>, borrowing from observations of translation instructors <text:a xlink:type="simple" xlink:href="http://spanitalport.as.virginia.edu/people/profile/gp6a" text:style-name="Internet_20_link" text:visited-style-name="Visited_20_Internet_20_Link"><text:span text:style-name="Link"><text:span text:style-name="T2">Gustavo Pellón</text:span></text:span></text:a>, <text:a xlink:type="simple" xlink:href="http://spanitalport.as.virginia.edu/people/profile/Nieves" text:style-name="Internet_20_link" text:visited-style-name="Visited_20_Internet_20_Link"><text:span text:style-name="Link"><text:span text:style-name="T2">Nieves García Prados</text:span></text:span></text:a>, <text:a xlink:type="simple" xlink:href="http://spanitalport.as.virginia.edu/people/profile/akh4ev" text:style-name="Internet_20_link" text:visited-style-name="Visited_20_Internet_20_Link"><text:span text:style-name="Link"><text:span text:style-name="T2">Alexa Jeffress</text:span></text:span></text:a>, and <text:a xlink:type="simple" xlink:href="https://3c.virginia.edu/faculty/mjf4xk" text:style-name="Internet_20_link" text:visited-style-name="Visited_20_Internet_20_Link"><text:span text:style-name="Link"><text:span text:style-name="T2">Melissa Frost</text:span></text:span></text:a>. Public-domain language-learning materials were recommended by <text:a xlink:type="simple" xlink:href="http://www.ivanplis.com/" text:style-name="Internet_20_link" text:visited-style-name="Visited_20_Internet_20_Link"><text:span text:style-name="Link"><text:span text:style-name="T2">Ivan Plis</text:span></text:span></text:a>.</text:p>
      <text:p text:style-name="P2"><text:span text:style-name="T1">This document was composed in </text:span><text:a xlink:type="simple" xlink:href="https://ulysses.app/" text:style-name="Internet_20_link" text:visited-style-name="Visited_20_Internet_20_Link"><text:span text:style-name="Link"><text:span text:style-name="T3">Ulysses</text:span></text:span></text:a><text:span text:style-name="Link"><text:span text:style-name="T4"> </text:span></text:span><text:span text:style-name="T1">using </text:span><text:a xlink:type="simple" xlink:href="https://styles.ulysses.app/styles/brian-s-simple-pdf-style-zOX" text:style-name="Internet_20_link" text:visited-style-name="Visited_20_Internet_20_Link"><text:span text:style-name="Link"><text:span text:style-name="T3">Brian’s Simple PDF Style</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Futura" svg:font-family="Futura" style:font-pitch="variable"/>
    <style:font-face style:name="Calibri Light" svg:font-family="'Calibri Light'" style:font-family-generic="roman" style:font-pitch="variable"/>
    <style:font-face style:name="Futura Medium" svg:font-family="'Futura Medium'" style:font-family-generic="roman" style:font-pitch="variable"/>
    <style:font-face style:name="Helvetica Neue" svg:font-family="'Helvetica Neue'" style:font-family-generic="roman" style:font-pitch="variable"/>
    <style:font-face style:name="Menlo Regular" svg:font-family="'Menlo Regula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Futura Medium1" svg:font-family="'Futura Medium'" style:font-family-generic="system" style:font-pitch="variable"/>
    <style:font-face style:name="Helvetica Neue1" svg:font-family="'Helvetica Neue'" style:font-family-generic="system" style:font-pitch="variable"/>
    <style:font-face style:name="Lucida Sans" svg:font-family="'Lucida Sans'" style:font-family-generic="system" style:font-pitch="variable"/>
    <style:font-face style:name="Menlo Regular1" svg:font-family="'Menlo Regular'"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elvetica Neue" fo:font-size="10.5pt" fo:language="pt" fo:country="BR" style:letter-kerning="true" style:font-name-asian="Helvetica Neue1" style:font-size-asian="10.5pt" style:language-asian="zh" style:country-asian="CN" style:font-name-complex="Helvetica Neue1" style:font-size-complex="10.5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Helvetica Neue" fo:font-size="10.5pt" fo:language="pt" fo:country="BR" style:letter-kerning="true" style:font-name-asian="Helvetica Neue1" style:font-size-asian="10.5pt" style:language-asian="zh" style:country-asian="CN" style:font-name-complex="Helvetica Neue1" style:font-size-complex="10.5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494cm" fo:text-align="start" style:justify-single-word="false" fo:orphans="2" fo:widows="2"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1" style:list-style-name="" style:class="text">
      <style:paragraph-properties style:line-height-at-least="0.847cm" fo:keep-with-next="always"/>
      <style:text-properties style:font-name="Futura Medium" fo:font-family="'Futura Medium'" style:font-family-generic="roman" style:font-pitch="variable" fo:font-size="20pt" style:font-name-asian="Futura Medium1" style:font-family-asian="'Futura Medium'" style:font-family-generic-asian="system" style:font-pitch-asian="variable" style:font-size-asian="20pt" style:font-name-complex="Futura Medium1" style:font-family-complex="'Futura Medium'" style:font-family-generic-complex="system" style:font-pitch-complex="variable" style:font-size-complex="20pt"/>
    </style:style>
    <style:style style:name="Heading_20_2" style:display-name="Heading 2" style:family="paragraph" style:parent-style-name="Standard" style:default-outline-level="2" style:list-style-name="" style:class="text">
      <style:paragraph-properties style:line-height-at-least="0.593cm" fo:keep-with-next="always"/>
      <style:text-properties style:font-name="Futura Medium" fo:font-family="'Futura Medium'" style:font-family-generic="roman" style:font-pitch="variable" fo:font-size="14pt" style:font-name-asian="Futura Medium1" style:font-family-asian="'Futura Medium'" style:font-family-generic-asian="system" style:font-pitch-asian="variable" style:font-size-asian="14pt" style:font-name-complex="Futura Medium1" style:font-family-complex="'Futura Medium'" style:font-family-generic-complex="system" style:font-pitch-complex="variable" style:font-size-complex="14pt"/>
    </style:style>
    <style:style style:name="Heading_20_3" style:display-name="Heading 3" style:family="paragraph" style:parent-style-name="Standard" style:default-outline-level="3" style:list-style-name="" style:class="text">
      <style:paragraph-properties style:line-height-at-least="0.593cm" fo:keep-with-next="always"/>
      <style:text-properties fo:color="#b9958d" style:font-name="Futura Medium" fo:font-family="'Futura Medium'" style:font-family-generic="roman" style:font-pitch="variable" fo:font-size="14pt" fo:font-style="italic" style:font-name-asian="Futura Medium1" style:font-family-asian="'Futura Medium'" style:font-family-generic-asian="system" style:font-pitch-asian="variable" style:font-size-asian="14pt" style:font-style-asian="italic" style:font-name-complex="Futura Medium1" style:font-family-complex="'Futura Medium'" style:font-family-generic-complex="system" style:font-pitch-complex="variable" style:font-size-complex="14pt"/>
    </style:style>
    <style:style style:name="Heading_20_4" style:display-name="Heading 4" style:family="paragraph" style:parent-style-name="Standard" style:default-outline-level="4" style:list-style-name="" style:class="text">
      <style:paragraph-properties style:line-height-at-least="0.508cm" fo:keep-with-next="always"/>
      <style:text-properties style:font-name="Futura Medium" fo:font-family="'Futura Medium'" style:font-family-generic="roman" style:font-pitch="variable" fo:font-size="12pt" style:font-name-asian="Futura Medium1" style:font-family-asian="'Futura Medium'" style:font-family-generic-asian="system" style:font-pitch-asian="variable" style:font-size-asian="12pt" style:font-name-complex="Futura Medium1" style:font-family-complex="'Futura Medium'" style:font-family-generic-complex="system" style:font-pitch-complex="variable" style:font-size-complex="12pt"/>
    </style:style>
    <style:style style:name="Heading_20_5" style:display-name="Heading 5" style:family="paragraph" style:parent-style-name="Standard" style:default-outline-level="5" style:list-style-name="" style:class="text">
      <style:paragraph-properties style:line-height-at-least="0.508cm" fo:keep-with-next="always"/>
      <style:text-properties fo:color="#b9958d" style:font-name="Futura Medium" fo:font-family="'Futura Medium'" style:font-family-generic="roman" style:font-pitch="variable" fo:font-size="12pt" fo:font-style="italic" style:font-name-asian="Futura Medium1" style:font-family-asian="'Futura Medium'" style:font-family-generic-asian="system" style:font-pitch-asian="variable" style:font-size-asian="12pt" style:font-style-asian="italic" style:font-name-complex="Futura Medium1" style:font-family-complex="'Futura Medium'" style:font-family-generic-complex="system" style:font-pitch-complex="variable" style:font-size-complex="12pt"/>
    </style:style>
    <style:style style:name="Heading_20_6" style:display-name="Heading 6" style:family="paragraph" style:parent-style-name="Standard" style:default-outline-level="6" style:list-style-name="" style:class="text">
      <style:paragraph-properties style:line-height-at-least="0.459cm" fo:keep-with-next="always"/>
      <style:text-properties fo:color="#777777" style:font-name="Futura Medium" fo:font-family="'Futura Medium'" style:font-family-generic="roman" style:font-pitch="variable" style:font-name-asian="Futura Medium1" style:font-family-asian="'Futura Medium'" style:font-family-generic-asian="system" style:font-pitch-asian="variable" style:font-name-complex="Futura Medium1" style:font-family-complex="'Futura Medium'" style:font-family-generic-complex="system" style:font-pitch-complex="variable"/>
    </style:style>
    <style:style style:name="Divisor" style:family="paragraph" style:parent-style-name="Standard" style:default-outline-level=""/>
    <style:style style:name="Lista_20_Ordenada" style:display-name="Lista Ordenada" style:family="paragraph" style:parent-style-name="Standard" style:default-outline-level=""/>
    <style:style style:name="Lista_20_Não_20_Ordenada" style:display-name="Lista Não Ordenada" style:family="paragraph" style:parent-style-name="Standard" style:default-outline-level=""/>
    <style:style style:name="Bloco_20_de_20_Comentário" style:display-name="Bloco de Comentário" style:family="paragraph" style:parent-style-name="Standard" style:default-outline-level=""/>
    <style:style style:name="Bloco_20_de_20_Código" style:display-name="Bloco de Código" style:family="paragraph" style:parent-style-name="Standard" style:default-outline-level="">
      <style:text-properties fo:color="#777777" style:font-name="Menlo Regular" fo:font-family="'Menlo Regular'" style:font-family-generic="roman" style:font-pitch="variable" fo:font-size="9pt" style:font-name-asian="Menlo Regular1" style:font-family-asian="'Menlo Regular'" style:font-family-generic-asian="system" style:font-pitch-asian="variable" style:font-size-asian="9pt" style:font-name-complex="Menlo Regular1" style:font-family-complex="'Menlo Regular'" style:font-family-generic-complex="system" style:font-pitch-complex="variable" style:font-size-complex="9pt"/>
    </style:style>
    <style:style style:name="Bloco_20_de_20_Código_20_Bruto" style:display-name="Bloco de Código Bruto" style:family="paragraph" style:parent-style-name="Standard" style:default-outline-level=""/>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Footer" style:family="paragraph" style:parent-style-name="Standard" style:class="extra"/>
    <style:style style:name="Default_20_Paragraph_20_Font" style:display-name="Default Paragraph Font" style:family="text"/>
    <style:style style:name="Emphasis" style:family="text">
      <style:text-properties style:font-name="Helvetica Neue" fo:font-family="'Helvetica Neue'" style:font-family-generic="roman" style:font-pitch="variable" fo:font-style="italic" style:font-name-asian="Helvetica Neue1" style:font-family-asian="'Helvetica Neue'" style:font-family-generic-asian="system" style:font-pitch-asian="variable" style:font-style-asian="italic" style:font-name-complex="Helvetica Neue1" style:font-family-complex="'Helvetica Neue'" style:font-family-generic-complex="system" style:font-pitch-complex="variable"/>
    </style:style>
    <style:style style:name="Código" style:family="text">
      <style:text-properties fo:color="#565655" style:font-name="Menlo Regular" fo:font-family="'Menlo Regular'" style:font-family-generic="roman" style:font-pitch="variable" fo:font-size="9.5pt" style:font-name-asian="Menlo Regular1" style:font-family-asian="'Menlo Regular'" style:font-family-generic-asian="system" style:font-pitch-asian="variable" style:font-size-asian="9.5pt" style:font-name-complex="Menlo Regular1" style:font-family-complex="'Menlo Regular'" style:font-family-generic-complex="system" style:font-pitch-complex="variable" style:font-size-complex="9.5pt"/>
    </style:style>
    <style:style style:name="Apagar" style:family="text"/>
    <style:style style:name="Strong" style:family="text">
      <style:text-properties fo:color="#000000" style:font-name="Helvetica Neue" fo:font-family="'Helvetica Neue'" style:font-family-generic="roman" style:font-pitch="variable" fo:font-weight="bold" style:font-name-asian="Helvetica Neue1" style:font-family-asian="'Helvetica Neue'" style:font-family-generic-asian="system" style:font-pitch-asian="variable" style:font-weight-asian="bold" style:font-name-complex="Helvetica Neue1" style:font-family-complex="'Helvetica Neue'" style:font-family-generic-complex="system" style:font-pitch-complex="variable"/>
    </style:style>
    <style:style style:name="Comentário" style:family="text"/>
    <style:style style:name="Link" style:family="text">
      <style:text-properties fo:color="#000000" style:font-name="Helvetica Neue" fo:font-family="'Helvetica Neue'" style:font-family-generic="roman" style:font-pitch="variable" style:text-underline-style="solid" style:text-underline-width="auto" style:text-underline-color="#000000" fo:font-weight="bold" style:font-name-asian="Helvetica Neue1" style:font-family-asian="'Helvetica Neue'" style:font-family-generic-asian="system" style:font-pitch-asian="variable" style:font-weight-asian="bold" style:font-name-complex="Helvetica Neue1" style:font-family-complex="'Helvetica Neue'" style:font-family-generic-complex="system" style:font-pitch-complex="variable"/>
    </style:style>
    <style:style style:name="Código_20_Bruto" style:display-name="Código Bruto" style:family="text"/>
    <style:style style:name="Marcado" style:family="text">
      <style:text-properties fo:color="#000000"/>
    </style:style>
    <style:style style:name="Anotação" style:family="text"/>
    <style:style style:name="Citação1" style:family="text">
      <style:text-properties style:font-name="Helvetica Neue" fo:font-family="'Helvetica Neue'" style:font-family-generic="roman" style:font-pitch="variable" fo:font-style="italic" style:font-name-asian="Helvetica Neue1" style:font-family-asian="'Helvetica Neue'" style:font-family-generic-asian="system" style:font-pitch-asian="variable" style:font-style-asian="italic" style:font-name-complex="Helvetica Neue1" style:font-family-complex="'Helvetica Neue'"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Título_20_Char" style:display-name="Título Ch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chapter"/>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style style:name="MT1" style:family="text">
      <style:text-properties style:font-name="Futura Medium" fo:font-size="10pt" style:font-name-asian="Futura Medium1" style:font-size-asian="10pt" style:font-name-complex="Futura Medium1" style:font-size-complex="10pt"/>
    </style:style>
    <style:page-layout style:name="Mpm1">
      <style:page-layout-properties fo:page-width="21.59cm" fo:page-height="27.94cm" style:num-format="1" style:print-orientation="portrait" fo:margin-top="0.998cm" fo:margin-bottom="1.199cm" fo:margin-left="1.499cm" fo:margin-right="1.499cm" style:writing-mode="lr-tb" style:layout-grid-color="#c0c0c0" style:layout-grid-lines="2594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page-number text:select-page="current">4</text:page-number></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6</meta:editing-cycles>
    <meta:creation-date>2019-04-22T14:23:00</meta:creation-date>
    <dc:date>2019-04-22T10:43:56.633333075</dc:date>
    <meta:editing-duration>PT16M57S</meta:editing-duration>
    <meta:generator>LibreOffice/5.3.2.2$MacOSX_X86_64 LibreOffice_project/6cd4f1ef626f15116896b1d8e1398b56da0d0ee1</meta:generator>
    <meta:document-statistic meta:table-count="0" meta:image-count="1" meta:object-count="0" meta:page-count="4" meta:paragraph-count="58" meta:word-count="1428" meta:character-count="9149" meta:non-whitespace-character-count="779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